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Liberation_Mono_4.ttf" manifest:media-type="application/x-font-ttf"/>
  <manifest:file-entry manifest:full-path="Fonts/Font_Liberation_Mono_3.ttf" manifest:media-type="application/x-font-ttf"/>
  <manifest:file-entry manifest:full-path="Fonts/Font_Liberation_Mono_2.ttf" manifest:media-type="application/x-font-ttf"/>
  <manifest:file-entry manifest:full-path="Fonts/Font_Liberation_Mono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0df641" officeooo:paragraph-rsid="000df6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title>TITLE</text:title></text:p>
      <text:p text:style-name="Subtitle"><text:subject>Document Subject</text:subject></text:p>
      <text:h text:style-name="P1" text:outline-level="1">Heading 1</text:h>
      <text:p text:style-name="P2">This is heading one. I love it.</text:p>
      <text:h text:style-name="Heading_20_2" text:outline-level="2">Heading 2</text:h>
      <text:p text:style-name="P2">This is heading two.</text:p>
      <text:p text:style-name="P2">Let me show you some source code.</text:p>
      <text:p text:style-name="Preformatted_20_Text">bash$ ls -al </text:p>
      <text:p text:style-name="Comment">And now I’ll show you some comment.</text:p>
      <text:p text:style-name="Frame_20_contents">What’s frame contents.</text:p>
      <text:p text:style-name="Quotations">Now for some block quot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Header_20_Graphics" style:display-name="Header Graphics" style:family="graphic" style:parent-style-name="Graphics">
      <style:graphic-properties fo:min-width="0in" fo:min-height="0.0161in" text:anchor-type="paragraph" svg:x="0in" svg:y="0in" style:vertical-pos="top" style:vertical-rel="paragraph-content" style:horizontal-pos="left" style:horizontal-rel="paragraph-start-margin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cc16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_20_right"><text:subject>Document Subject</text:subject><text:s/><text:span text:style-name="MT1">(</text:span><text:span text:style-name="MT1"><text:user-defined style:data-style-name="N0" text:name="Status">DRAFT</text:user-defined></text:span><text:span text:style-name="MT1">) by</text:span> <text:user-defined style:data-style-name="N0" text:name="Author">Tomaz Stih</text:user-defined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8:28:50.260962049</meta:creation-date>
    <meta:editing-cycles>3</meta:editing-cycles>
    <meta:editing-duration>PT18M21S</meta:editing-duration>
    <dc:subject>Document Subject</dc:subject>
    <dc:title>TITLE</dc:title>
    <dc:date>2025-04-19T09:03:50.079386312</dc:date>
    <meta:generator>LibreOffice/24.8.6.2$Linux_X86_64 LibreOffice_project/d50be90c1d90f0f90a5235ffcbbafbbfa38a83c2</meta:generator>
    <dc:creator>Tomaz Stih</dc:creator>
    <meta:document-statistic meta:table-count="0" meta:image-count="0" meta:object-count="0" meta:page-count="2" meta:paragraph-count="12" meta:word-count="50" meta:character-count="270" meta:non-whitespace-character-count="230"/>
    <meta:user-defined meta:name="Author">Tomaz Stih</meta:user-defined>
    <meta:user-defined meta:name="Status">DRAFT</meta:user-defined>
  </office:meta>
</office:document-meta>
</file>